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710c" officeooo:paragraph-rsid="0014710c"/>
    </style:style>
    <style:style style:name="P2" style:family="paragraph" style:parent-style-name="Standard">
      <style:text-properties officeooo:rsid="001e7107" officeooo:paragraph-rsid="001e7107"/>
    </style:style>
    <style:style style:name="P3" style:family="paragraph" style:parent-style-name="Standard">
      <style:text-properties fo:font-weight="bold" officeooo:rsid="001e7107" officeooo:paragraph-rsid="001e7107" style:font-weight-asian="bold" style:font-weight-complex="bold"/>
    </style:style>
    <style:style style:name="P4" style:family="paragraph" style:parent-style-name="Standard">
      <style:text-properties fo:font-weight="bold" officeooo:rsid="00248bb9" officeooo:paragraph-rsid="00248bb9" style:font-weight-asian="bold" style:font-weight-complex="bold"/>
    </style:style>
    <style:style style:name="P5" style:family="paragraph" style:parent-style-name="Standard">
      <style:text-properties fo:font-weight="bold" officeooo:rsid="002635e3" officeooo:paragraph-rsid="002635e3" style:font-weight-asian="bold" style:font-weight-complex="bold"/>
    </style:style>
    <style:style style:name="P6" style:family="paragraph" style:parent-style-name="Standard">
      <style:text-properties fo:font-weight="bold" officeooo:rsid="002635e3" officeooo:paragraph-rsid="007da22a" style:font-weight-asian="bold" style:font-weight-complex="bold"/>
    </style:style>
    <style:style style:name="P7" style:family="paragraph" style:parent-style-name="Standard">
      <style:text-properties fo:font-weight="bold" officeooo:rsid="0027a672" officeooo:paragraph-rsid="0027a672" style:font-weight-asian="bold" style:font-weight-complex="bold"/>
    </style:style>
    <style:style style:name="P8" style:family="paragraph" style:parent-style-name="Standard">
      <style:text-properties fo:font-weight="bold" officeooo:rsid="002876e0" officeooo:paragraph-rsid="002876e0" style:font-weight-asian="bold" style:font-weight-complex="bold"/>
    </style:style>
    <style:style style:name="P9" style:family="paragraph" style:parent-style-name="Standard">
      <style:text-properties fo:font-weight="bold" officeooo:rsid="002876e0" officeooo:paragraph-rsid="007340bb" style:font-weight-asian="bold" style:font-weight-complex="bold"/>
    </style:style>
    <style:style style:name="P10" style:family="paragraph" style:parent-style-name="Standard">
      <style:text-properties fo:font-weight="bold" officeooo:rsid="006653a5" officeooo:paragraph-rsid="006653a5" style:font-weight-asian="bold" style:font-weight-complex="bold"/>
    </style:style>
    <style:style style:name="P11" style:family="paragraph" style:parent-style-name="Standard">
      <style:text-properties fo:font-weight="bold" officeooo:rsid="0076dfd7" officeooo:paragraph-rsid="0076dfd7" style:font-weight-asian="bold" style:font-weight-complex="bold"/>
    </style:style>
    <style:style style:name="P12" style:family="paragraph" style:parent-style-name="Standard">
      <style:text-properties fo:font-weight="bold" officeooo:rsid="0064a046" officeooo:paragraph-rsid="007340bb" style:font-weight-asian="bold" style:font-weight-complex="bold"/>
    </style:style>
    <style:style style:name="P13" style:family="paragraph" style:parent-style-name="Standard">
      <style:text-properties officeooo:rsid="0023b590" officeooo:paragraph-rsid="0023b590"/>
    </style:style>
    <style:style style:name="P14" style:family="paragraph" style:parent-style-name="Standard">
      <style:text-properties officeooo:rsid="00248bb9" officeooo:paragraph-rsid="00248bb9"/>
    </style:style>
    <style:style style:name="P15" style:family="paragraph" style:parent-style-name="Standard">
      <style:text-properties officeooo:rsid="00248bb9" officeooo:paragraph-rsid="002635e3"/>
    </style:style>
    <style:style style:name="P16" style:family="paragraph" style:parent-style-name="Standard">
      <style:text-properties officeooo:rsid="00248bb9" officeooo:paragraph-rsid="007da22a"/>
    </style:style>
    <style:style style:name="P17" style:family="paragraph" style:parent-style-name="Standard">
      <style:text-properties officeooo:rsid="002635e3" officeooo:paragraph-rsid="002635e3"/>
    </style:style>
    <style:style style:name="P18" style:family="paragraph" style:parent-style-name="Standard">
      <style:text-properties officeooo:rsid="002635e3" officeooo:paragraph-rsid="007da22a"/>
    </style:style>
    <style:style style:name="P19" style:family="paragraph" style:parent-style-name="Standard">
      <style:text-properties fo:font-weight="normal" officeooo:rsid="002635e3" officeooo:paragraph-rsid="002635e3" style:font-weight-asian="normal" style:font-weight-complex="normal"/>
    </style:style>
    <style:style style:name="P20" style:family="paragraph" style:parent-style-name="Standard">
      <style:text-properties fo:font-weight="normal" officeooo:rsid="0068059f" officeooo:paragraph-rsid="0068059f" style:font-weight-asian="normal" style:font-weight-complex="normal"/>
    </style:style>
    <style:style style:name="P21" style:family="paragraph" style:parent-style-name="Standard">
      <style:text-properties fo:font-weight="normal" officeooo:rsid="008b8058" officeooo:paragraph-rsid="008b8058" style:font-weight-asian="normal" style:font-weight-complex="normal"/>
    </style:style>
    <style:style style:name="P22" style:family="paragraph" style:parent-style-name="Standard">
      <style:text-properties fo:font-weight="normal" officeooo:rsid="00acb305" officeooo:paragraph-rsid="007cf4b9" style:font-weight-asian="normal" style:font-weight-complex="normal"/>
    </style:style>
    <style:style style:name="P23" style:family="paragraph" style:parent-style-name="Standard">
      <style:text-properties officeooo:rsid="0027a672" officeooo:paragraph-rsid="0027a672"/>
    </style:style>
    <style:style style:name="P24" style:family="paragraph" style:parent-style-name="Standard">
      <style:text-properties officeooo:rsid="002876e0" officeooo:paragraph-rsid="002876e0"/>
    </style:style>
    <style:style style:name="P25" style:family="paragraph" style:parent-style-name="Standard">
      <style:text-properties officeooo:rsid="002876e0" officeooo:paragraph-rsid="0064a046"/>
    </style:style>
    <style:style style:name="P26" style:family="paragraph" style:parent-style-name="Standard">
      <style:text-properties officeooo:rsid="002876e0" officeooo:paragraph-rsid="007340bb"/>
    </style:style>
    <style:style style:name="P27" style:family="paragraph" style:parent-style-name="Standard">
      <style:text-properties officeooo:rsid="002876e0" officeooo:paragraph-rsid="006653a5"/>
    </style:style>
    <style:style style:name="P28" style:family="paragraph" style:parent-style-name="Standard">
      <style:text-properties officeooo:rsid="00aa0bc3" officeooo:paragraph-rsid="007f23cb"/>
    </style:style>
    <style:style style:name="P29" style:family="paragraph" style:parent-style-name="Standard">
      <style:text-properties officeooo:rsid="007f23cb" officeooo:paragraph-rsid="007f23cb"/>
    </style:style>
    <style:style style:name="P30" style:family="paragraph" style:parent-style-name="Standard">
      <style:text-properties officeooo:rsid="00834a09" officeooo:paragraph-rsid="00834a09"/>
    </style:style>
    <style:style style:name="P31" style:family="paragraph" style:parent-style-name="Standard">
      <style:text-properties officeooo:rsid="0085ef18" officeooo:paragraph-rsid="0085ef18"/>
    </style:style>
    <style:style style:name="P32" style:family="paragraph" style:parent-style-name="Standard">
      <style:paragraph-properties fo:margin-left="0.5in" fo:margin-right="0in" fo:text-indent="0in" style:auto-text-indent="false"/>
      <style:text-properties officeooo:rsid="002876e0" officeooo:paragraph-rsid="002876e0"/>
    </style:style>
    <style:style style:name="P33"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34" style:family="paragraph" style:parent-style-name="Standard" style:master-page-name="">
      <style:paragraph-properties fo:margin-left="0in" fo:margin-right="0in" fo:text-indent="0in" style:auto-text-indent="false" style:page-number="auto"/>
      <style:text-properties fo:font-weight="bold" officeooo:rsid="0076dfd7" officeooo:paragraph-rsid="0080e18c" style:font-weight-asian="bold" style:font-weight-complex="bold"/>
    </style:style>
    <style:style style:name="P35" style:family="paragraph" style:parent-style-name="Standard">
      <style:paragraph-properties fo:margin-left="0in" fo:margin-right="0in" fo:text-indent="0in" style:auto-text-indent="false"/>
      <style:text-properties officeooo:rsid="002876e0" officeooo:paragraph-rsid="002876e0"/>
    </style:style>
    <style:style style:name="P36" style:family="paragraph" style:parent-style-name="Standard">
      <style:paragraph-properties fo:margin-left="0in" fo:margin-right="0in" fo:text-indent="0in" style:auto-text-indent="false"/>
      <style:text-properties officeooo:rsid="002876e0" officeooo:paragraph-rsid="0076dfd7"/>
    </style:style>
    <style:style style:name="P37" style:family="paragraph" style:parent-style-name="Standard">
      <style:paragraph-properties fo:margin-left="0in" fo:margin-right="0in" fo:text-align="start" style:justify-single-word="false" fo:text-indent="0in" style:auto-text-indent="false"/>
      <style:text-properties officeooo:rsid="002876e0" officeooo:paragraph-rsid="002dbea1"/>
    </style:style>
    <style:style style:name="P38" style:family="paragraph" style:parent-style-name="Standard">
      <style:paragraph-properties fo:margin-left="0in" fo:margin-right="0in" fo:text-align="start" style:justify-single-word="false" fo:text-indent="0in" style:auto-text-indent="false"/>
      <style:text-properties officeooo:rsid="002876e0" officeooo:paragraph-rsid="0089b26a"/>
    </style:style>
    <style:style style:name="P39" style:family="paragraph" style:parent-style-name="Standard">
      <style:paragraph-properties fo:margin-left="0in" fo:margin-right="0in" fo:text-align="start" style:justify-single-word="false" fo:text-indent="0in" style:auto-text-indent="false"/>
      <style:text-properties style:text-underline-style="solid" style:text-underline-type="double" style:text-underline-width="auto" style:text-underline-color="font-color" officeooo:rsid="002d5314" officeooo:paragraph-rsid="002dbea1"/>
    </style:style>
    <style:style style:name="P40" style:family="paragraph" style:parent-style-name="Standard">
      <style:paragraph-properties fo:margin-left="0in" fo:margin-right="0in" fo:text-indent="0in" style:auto-text-indent="false"/>
      <style:text-properties fo:font-weight="normal" officeooo:rsid="0076dfd7" officeooo:paragraph-rsid="0076dfd7" style:font-weight-asian="normal" style:font-weight-complex="normal"/>
    </style:style>
    <style:style style:name="P41" style:family="paragraph" style:parent-style-name="Standard">
      <style:paragraph-properties fo:margin-left="0in" fo:margin-right="0in" fo:text-indent="0in" style:auto-text-indent="false"/>
      <style:text-properties fo:font-weight="normal" officeooo:rsid="0080e18c" officeooo:paragraph-rsid="0080e18c" style:font-weight-asian="normal" style:font-weight-complex="normal"/>
    </style:style>
    <style:style style:name="P42" style:family="paragraph" style:parent-style-name="Standard">
      <style:paragraph-properties fo:margin-left="0in" fo:margin-right="0in" fo:text-indent="0in" style:auto-text-indent="false"/>
      <style:text-properties fo:font-weight="normal" officeooo:rsid="008b8058" officeooo:paragraph-rsid="008b8058" style:font-weight-asian="normal" style:font-weight-complex="normal"/>
    </style:style>
    <style:style style:name="P43" style:family="paragraph" style:parent-style-name="Standard">
      <style:paragraph-properties fo:margin-left="0in" fo:margin-right="0in" fo:text-indent="0in" style:auto-text-indent="false"/>
      <style:text-properties fo:font-weight="normal" officeooo:rsid="0085ef18" officeooo:paragraph-rsid="007340bb" style:font-weight-asian="normal" style:font-weight-complex="normal"/>
    </style:style>
    <style:style style:name="P44"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45" style:family="paragraph" style:parent-style-name="Standard">
      <style:paragraph-properties fo:margin-left="0in" fo:margin-right="0in" fo:text-indent="0in" style:auto-text-indent="false"/>
      <style:text-properties fo:font-weight="bold" officeooo:rsid="0076dfd7" officeooo:paragraph-rsid="0076dfd7" style:font-weight-asian="bold" style:font-weight-complex="bold"/>
    </style:style>
    <style:style style:name="P46" style:family="paragraph" style:parent-style-name="Standard">
      <style:paragraph-properties fo:margin-left="0in" fo:margin-right="0in" fo:text-align="start" style:justify-single-word="false" fo:text-indent="0in" style:auto-text-indent="false"/>
      <style:text-properties fo:font-weight="bold" officeooo:rsid="0089b26a" officeooo:paragraph-rsid="0089b26a" style:font-weight-asian="bold" style:font-weight-complex="bold"/>
    </style:style>
    <style:style style:name="P47" style:family="paragraph" style:parent-style-name="Standard">
      <style:paragraph-properties fo:margin-left="0in" fo:margin-right="0in" fo:text-indent="0in" style:auto-text-indent="false"/>
      <style:text-properties officeooo:rsid="0076dfd7" officeooo:paragraph-rsid="0076dfd7"/>
    </style:style>
    <style:style style:name="P48" style:family="paragraph" style:parent-style-name="Standard">
      <style:paragraph-properties fo:margin-left="0in" fo:margin-right="0in" fo:text-align="start" style:justify-single-word="false" fo:text-indent="0in" style:auto-text-indent="false"/>
      <style:text-properties officeooo:rsid="008ab0f4" officeooo:paragraph-rsid="008ab0f4"/>
    </style:style>
    <style:style style:name="P49" style:family="paragraph" style:parent-style-name="Standard">
      <style:paragraph-properties fo:margin-left="0in" fo:margin-right="0in" fo:text-indent="0in" style:auto-text-indent="false"/>
      <style:text-properties officeooo:rsid="008ab0f4" officeooo:paragraph-rsid="008ab0f4"/>
    </style:style>
    <style:style style:name="P50" style:family="paragraph" style:parent-style-name="Standard">
      <style:paragraph-properties fo:margin-left="0in" fo:margin-right="0in" fo:text-indent="0in" style:auto-text-indent="false"/>
      <style:text-properties officeooo:rsid="008b8058" officeooo:paragraph-rsid="008b8058"/>
    </style:style>
    <style:style style:name="P51" style:family="paragraph" style:parent-style-name="Standard" style:master-page-name="">
      <style:paragraph-properties style:page-number="auto"/>
      <style:text-properties fo:font-weight="bold" officeooo:rsid="007340bb" officeooo:paragraph-rsid="007340bb" style:font-weight-asian="bold" style:font-weight-complex="bold"/>
    </style:style>
    <style:style style:name="P52" style:family="paragraph" style:parent-style-name="Standard">
      <style:text-properties officeooo:rsid="001e7107" officeooo:paragraph-rsid="001e7107"/>
    </style:style>
    <style:style style:name="P53" style:family="paragraph">
      <style:paragraph-properties fo:text-align="center"/>
    </style:style>
    <style:style style:name="P54" style:family="paragraph">
      <style:paragraph-properties fo:text-align="center"/>
      <style:text-properties fo:font-size="12pt"/>
    </style:style>
    <style:style style:name="T1" style:family="text">
      <style:text-properties officeooo:rsid="001b247c"/>
    </style:style>
    <style:style style:name="T2" style:family="text">
      <style:text-properties officeooo:rsid="001d1abb"/>
    </style:style>
    <style:style style:name="T3" style:family="text">
      <style:text-properties officeooo:rsid="001fc0a5"/>
    </style:style>
    <style:style style:name="T4" style:family="text">
      <style:text-properties officeooo:rsid="0020d42e"/>
    </style:style>
    <style:style style:name="T5" style:family="text">
      <style:text-properties officeooo:rsid="0022bdfa"/>
    </style:style>
    <style:style style:name="T6" style:family="text">
      <style:text-properties officeooo:rsid="002635e3"/>
    </style:style>
    <style:style style:name="T7" style:family="text">
      <style:text-properties style:text-underline-style="none"/>
    </style:style>
    <style:style style:name="T8" style:family="text">
      <style:text-properties style:text-underline-style="none" officeooo:rsid="002e25d1"/>
    </style:style>
    <style:style style:name="T9" style:family="text">
      <style:text-properties style:text-underline-style="none" officeooo:rsid="0040d3b9"/>
    </style:style>
    <style:style style:name="T10" style:family="text">
      <style:text-properties style:text-underline-style="none" officeooo:rsid="002d5314"/>
    </style:style>
    <style:style style:name="T11" style:family="text">
      <style:text-properties style:text-underline-style="none" officeooo:rsid="0076dfd7"/>
    </style:style>
    <style:style style:name="T12" style:family="text">
      <style:text-properties style:text-underline-style="none" officeooo:rsid="00a3c0d0"/>
    </style:style>
    <style:style style:name="T13" style:family="text">
      <style:text-properties officeooo:rsid="002e4c7e"/>
    </style:style>
    <style:style style:name="T14" style:family="text">
      <style:text-properties fo:font-weight="bold" style:font-weight-asian="bold" style:font-weight-complex="bold"/>
    </style:style>
    <style:style style:name="T15" style:family="text">
      <style:text-properties fo:font-weight="bold" officeooo:rsid="001b247c" style:font-weight-asian="bold" style:font-weight-complex="bold"/>
    </style:style>
    <style:style style:name="T16" style:family="text">
      <style:text-properties fo:font-weight="bold" officeooo:rsid="0076dfd7" style:font-weight-asian="bold" style:font-weight-complex="bold"/>
    </style:style>
    <style:style style:name="T17" style:family="text">
      <style:text-properties officeooo:rsid="0034b7a3"/>
    </style:style>
    <style:style style:name="T18" style:family="text">
      <style:text-properties officeooo:rsid="003695ba"/>
    </style:style>
    <style:style style:name="T19" style:family="text">
      <style:text-properties officeooo:rsid="003caac1"/>
    </style:style>
    <style:style style:name="T20" style:family="text">
      <style:text-properties officeooo:rsid="0050b696"/>
    </style:style>
    <style:style style:name="T21" style:family="text">
      <style:text-properties officeooo:rsid="0052940f"/>
    </style:style>
    <style:style style:name="T22" style:family="text">
      <style:text-properties officeooo:rsid="00544ee2"/>
    </style:style>
    <style:style style:name="T23" style:family="text">
      <style:text-properties officeooo:rsid="0055fab7"/>
    </style:style>
    <style:style style:name="T24" style:family="text">
      <style:text-properties officeooo:rsid="00747507"/>
    </style:style>
    <style:style style:name="T25" style:family="text">
      <style:text-properties officeooo:rsid="0076dfd7"/>
    </style:style>
    <style:style style:name="T26" style:family="text">
      <style:text-properties officeooo:rsid="007cfedf"/>
    </style:style>
    <style:style style:name="T27" style:family="text">
      <style:text-properties officeooo:rsid="007da22a"/>
    </style:style>
    <style:style style:name="T28" style:family="text">
      <style:text-properties officeooo:rsid="002876e0"/>
    </style:style>
    <style:style style:name="T29" style:family="text">
      <style:text-properties officeooo:rsid="0080e18c"/>
    </style:style>
    <style:style style:name="T30" style:family="text">
      <style:text-properties officeooo:rsid="0081b897"/>
    </style:style>
    <style:style style:name="T31" style:family="text">
      <style:text-properties fo:font-weight="normal" style:font-weight-asian="normal" style:font-weight-complex="normal"/>
    </style:style>
    <style:style style:name="T32" style:family="text">
      <style:text-properties fo:font-weight="normal" officeooo:rsid="00665529" style:font-weight-asian="normal" style:font-weight-complex="normal"/>
    </style:style>
    <style:style style:name="T33" style:family="text">
      <style:text-properties fo:font-weight="normal" officeooo:rsid="008e8fc3" style:font-weight-asian="normal" style:font-weight-complex="normal"/>
    </style:style>
    <style:style style:name="T34" style:family="text">
      <style:text-properties fo:font-weight="normal" officeooo:rsid="009a3ac8" style:font-weight-asian="normal" style:font-weight-complex="normal"/>
    </style:style>
    <style:style style:name="T35" style:family="text">
      <style:text-properties fo:font-weight="normal" officeooo:rsid="00a0f237" style:font-weight-asian="normal" style:font-weight-complex="normal"/>
    </style:style>
    <style:style style:name="T36" style:family="text">
      <style:text-properties fo:font-weight="normal" officeooo:rsid="00a1dcf2" style:font-weight-asian="normal" style:font-weight-complex="normal"/>
    </style:style>
    <style:style style:name="T37" style:family="text">
      <style:text-properties fo:font-weight="normal" officeooo:rsid="00a3c0d0" style:font-weight-asian="normal" style:font-weight-complex="normal"/>
    </style:style>
    <style:style style:name="T38" style:family="text">
      <style:text-properties officeooo:rsid="0085ef18"/>
    </style:style>
    <style:style style:name="T39" style:family="text">
      <style:text-properties officeooo:rsid="0089b26a"/>
    </style:style>
    <style:style style:name="T40" style:family="text">
      <style:text-properties officeooo:rsid="008b225f"/>
    </style:style>
    <style:style style:name="T41" style:family="text">
      <style:text-properties officeooo:rsid="008ca60e"/>
    </style:style>
    <style:style style:name="T42" style:family="text">
      <style:text-properties officeooo:rsid="008cf7c6"/>
    </style:style>
    <style:style style:name="T43" style:family="text">
      <style:text-properties officeooo:rsid="0090734c"/>
    </style:style>
    <style:style style:name="T44" style:family="text">
      <style:text-properties officeooo:rsid="009300b6"/>
    </style:style>
    <style:style style:name="T45" style:family="text">
      <style:text-properties officeooo:rsid="00937103"/>
    </style:style>
    <style:style style:name="T46" style:family="text">
      <style:text-properties officeooo:rsid="00973947"/>
    </style:style>
    <style:style style:name="T47" style:family="text">
      <style:text-properties officeooo:rsid="00a3c0d0"/>
    </style:style>
    <style:style style:name="T48"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23b8d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in" draw:marker-start-width="0.4402in" draw:marker-end-width="0.4402in" draw:fill-color="#cfe7f5"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in" draw:marker-start-width="0.4402in" draw:marker-end-width="0.4402in" draw:fill-color="#c0c0c0"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in" draw:marker-start-width="0.4402in" draw:marker-end-width="0.4402in"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Modus :The Measure of Science</text:span><text:span text:style-name="T1"> </text:span>– <text:span text:style-name="T2">blockchain</text:span> <text:span text:style-name="T21">ideas, principals, objectives, big picture</text:span> draft 1</text:p>
      <text:p text:style-name="P1"/>
      <text:p text:style-name="P1"><draw:custom-shape text:anchor-type="paragraph" draw:z-index="1" draw:style-name="gr1" svg:width="1.4217in" svg:height="0.3598in" svg:x="0.7618in" svg:y="0.1571in"><text:p text:style-name="P53">Environment</text:p><draw:enhanced-geometry svg:viewBox="0 0 21600 21600" draw:type="rectangle" draw:enhanced-path="M 0 0 L 21600 0 21600 21600 0 21600 0 0 Z N"/></draw:custom-shape><draw:custom-shape text:anchor-type="paragraph" draw:z-index="3" draw:style-name="gr1" svg:width="1.4748in" svg:height="0.3598in" svg:x="2.4752in" svg:y="0.1362in"><text:p text:style-name="P53">Life</text:p><draw:enhanced-geometry svg:viewBox="0 0 21600 21600" draw:type="rectangle" draw:enhanced-path="M 0 0 L 21600 0 21600 21600 0 21600 0 0 Z N"/></draw:custom-shape><draw:custom-shape text:anchor-type="paragraph" draw:z-index="2" draw:style-name="gr1" svg:width="1.5524in" svg:height="0.3614in" svg:x="4.2201in" svg:y="0.1252in"><text:p text:style-name="P53">Universe</text:p><draw:enhanced-geometry svg:viewBox="0 0 21600 21600" draw:type="rectangle" draw:enhanced-path="M 0 0 L 21600 0 21600 21600 0 21600 0 0 Z N"/></draw:custom-shape></text:p>
      <text:p text:style-name="P1"/>
      <text:p text:style-name="P1"><draw:custom-shape text:anchor-type="paragraph" draw:z-index="17" draw:style-name="gr1" draw:text-style-name="P54" svg:width="5.0524in" svg:height="0.3579in" svg:x="0.7618in" svg:y="0.1827in"><text:p text:style-name="P53"><text:span text:style-name="T48">Information</text:span></text:p><draw:enhanced-geometry svg:viewBox="0 0 21600 21600" draw:type="rectangle" draw:enhanced-path="M 0 0 L 21600 0 21600 21600 0 21600 0 0 Z N"/></draw:custom-shape></text:p>
      <text:p text:style-name="P1"/>
      <text:p text:style-name="P1"/>
      <text:p text:style-name="P1"><draw:custom-shape text:anchor-type="paragraph" draw:z-index="0" draw:style-name="gr1" svg:width="5.0315in" svg:height="0.3858in" svg:x="0.7516in" svg:y="0.0472in"><text:p text:style-name="P53">Science</text:p><draw:enhanced-geometry svg:viewBox="0 0 21600 21600" draw:type="rectangle" draw:enhanced-path="M 0 0 L 21600 0 21600 21600 0 21600 0 0 Z N"/></draw:custom-shape></text:p>
      <text:p text:style-name="P1"/>
      <text:p text:style-name="P1"><draw:custom-shape text:anchor-type="paragraph" draw:z-index="5" draw:style-name="gr3" draw:text-style-name="P53" svg:width="1.5012in" svg:height="0.4185in" svg:x="0.7555in" svg:y="0.1484in"><text:p text:style-name="P53">Sensors</text:p><draw:enhanced-geometry svg:viewBox="0 0 21600 21600" draw:type="rectangle" draw:enhanced-path="M 0 0 L 21600 0 21600 21600 0 21600 0 0 Z N"/></draw:custom-shape><draw:custom-shape text:anchor-type="paragraph" draw:z-index="4" draw:style-name="gr2" draw:text-style-name="P53" svg:width="1.6878in" svg:height="0.4224in" svg:x="4.1in" svg:y="0.1283in"><text:p text:style-name="P53">3D print 'Products'</text:p><draw:enhanced-geometry svg:viewBox="0 0 21600 21600" draw:type="rectangle" draw:enhanced-path="M 0 0 L 21600 0 21600 21600 0 21600 0 0 Z N"/></draw:custom-shape><draw:custom-shape text:anchor-type="paragraph" draw:z-index="16" draw:style-name="gr1" draw:text-style-name="P54" svg:width="1.5894in" svg:height="0.4224in" svg:x="2.3598in" svg:y="0.1283in"><text:p text:style-name="P53"><text:span text:style-name="T48">Computation</text:span></text:p><draw:enhanced-geometry svg:viewBox="0 0 21600 21600" draw:type="rectangle" draw:enhanced-path="M 0 0 L 21600 0 21600 21600 0 21600 0 0 Z N"/></draw:custom-shape></text:p>
      <text:p text:style-name="P1"/>
      <text:p text:style-name="P1"/>
      <text:p text:style-name="P1"><draw:custom-shape text:anchor-type="paragraph" draw:z-index="7" draw:style-name="gr5" draw:text-style-name="P54" svg:width="1.3449in" svg:height="0.4016in" svg:x="0.3909in" svg:y="0.1154in"><text:p text:style-name="P53"><text:span text:style-name="T48">Dapps</text:span></text:p><draw:enhanced-geometry svg:viewBox="0 0 21600 21600" draw:type="rectangle" draw:enhanced-path="M 0 0 L 21600 0 21600 21600 0 21600 0 0 Z N"/></draw:custom-shape><draw:custom-shape text:anchor-type="paragraph" draw:z-index="6" draw:style-name="gr4" draw:text-style-name="P53" svg:width="1.6114in" svg:height="0.3807in" svg:x="4.5465in" svg:y="0.1146in"><text:p text:style-name="P53">Blockchain</text:p><draw:enhanced-geometry svg:viewBox="0 0 21600 21600" draw:type="rectangle" draw:enhanced-path="M 0 0 L 21600 0 21600 21600 0 21600 0 0 Z N"/></draw:custom-shape><draw:custom-shape text:anchor-type="paragraph" draw:z-index="10" draw:style-name="gr7" draw:text-style-name="P54" svg:width="1.3449in" svg:height="0.4016in" svg:x="2.4272in" svg:y="0.1193in"><text:p text:style-name="P53"><text:span text:style-name="T48">Mapping</text:span></text:p><draw:enhanced-geometry svg:viewBox="0 0 21600 21600" draw:type="rectangle" draw:enhanced-path="M 0 0 L 21600 0 21600 21600 0 21600 0 0 Z N"/></draw:custom-shape></text:p>
      <text:p text:style-name="P1"/>
      <text:p text:style-name="P1"/>
      <text:p text:style-name="P1"><draw:custom-shape text:anchor-type="paragraph" draw:z-index="21" draw:style-name="gr6" draw:text-style-name="P54" svg:width="1.3449in" svg:height="0.4016in" svg:x="0.4126in" svg:y="0.1382in"><text:p text:style-name="P53"><text:span text:style-name="T48">VM</text:span></text:p><draw:enhanced-geometry svg:viewBox="0 0 21600 21600" draw:type="rectangle" draw:enhanced-path="M 0 0 L 21600 0 21600 21600 0 21600 0 0 Z N"/></draw:custom-shape></text:p>
      <text:p text:style-name="P1"><draw:custom-shape text:anchor-type="paragraph" draw:z-index="8" draw:style-name="gr1" svg:width="1.5004in" svg:height="0.4335in" svg:x="2.3445in" svg:y="0.0209in"><text:p text:style-name="P53">value of science</text:p><draw:enhanced-geometry svg:viewBox="0 0 21600 21600" draw:type="rectangle" draw:enhanced-path="M 0 0 L 21600 0 21600 21600 0 21600 0 0 Z N"/></draw:custom-shape><draw:custom-shape text:anchor-type="paragraph" draw:z-index="22" draw:style-name="gr8" draw:text-style-name="P54" svg:width="1.9476in" svg:height="0.3921in" svg:x="4.3547in" svg:y="0.0626in"><text:p text:style-name="P53"><text:span text:style-name="T48">SideChains</text:span></text:p><draw:enhanced-geometry svg:viewBox="0 0 21600 21600" draw:type="rectangle" draw:enhanced-path="M 0 0 L 21600 0 21600 21600 0 21600 0 0 Z N"/></draw:custom-shape></text:p>
      <text:p text:style-name="P1"/>
      <text:p text:style-name="P1"><draw:custom-shape text:anchor-type="paragraph" draw:z-index="9" draw:style-name="gr6" draw:text-style-name="P54" svg:width="1.3449in" svg:height="0.4016in" svg:x="0.4335in" svg:y="0.0902in"><text:p text:style-name="P53"><text:span text:style-name="T48">Smart Contracts</text:span></text:p><draw:enhanced-geometry svg:viewBox="0 0 21600 21600" draw:type="rectangle" draw:enhanced-path="M 0 0 L 21600 0 21600 21600 0 21600 0 0 Z N"/></draw:custom-shape></text:p>
      <text:p text:style-name="P1"><draw:custom-shape text:anchor-type="paragraph" draw:z-index="23" draw:style-name="gr8" draw:text-style-name="P53" svg:width="1.9469in" svg:height="0.3913in" svg:x="4.3701in" svg:y="0.0043in"><text:p text:style-name="P53">Personal Blockchain</text:p><draw:enhanced-geometry svg:viewBox="0 0 21600 21600" draw:type="rectangle" draw:enhanced-path="M 0 0 L 21600 0 21600 21600 0 21600 0 0 Z N"/></draw:custom-shape></text:p>
      <text:p text:style-name="P1"><draw:custom-shape text:anchor-type="paragraph" draw:z-index="14" draw:style-name="gr1" svg:width="1.5677in" svg:height="0.4394in" svg:x="2.2882in" svg:y="0.0083in"><text:p text:style-name="P53">Research signal</text:p><draw:enhanced-geometry svg:viewBox="0 0 21600 21600" draw:type="rectangle" draw:enhanced-path="M 0 0 L 21600 0 21600 21600 0 21600 0 0 Z N"/></draw:custom-shape></text:p>
      <text:p text:style-name="P1"><draw:custom-shape text:anchor-type="paragraph" draw:z-index="12" draw:style-name="gr6" draw:text-style-name="P54" svg:width="1.3449in" svg:height="0.4016in" svg:x="0.4335in" svg:y="0.0201in"><text:p text:style-name="P53"><text:span text:style-name="T48">DStorage</text:span></text:p><draw:enhanced-geometry svg:viewBox="0 0 21600 21600" draw:type="rectangle" draw:enhanced-path="M 0 0 L 21600 0 21600 21600 0 21600 0 0 Z N"/></draw:custom-shape><draw:custom-shape text:anchor-type="paragraph" draw:z-index="18" draw:style-name="gr8" draw:text-style-name="P53" svg:width="2.313in" svg:height="0.3913in" svg:x="4.2492in" svg:y="0.1071in"><text:p text:style-name="P53">Proof of Data</text:p><draw:enhanced-geometry svg:viewBox="0 0 21600 21600" draw:type="rectangle" draw:enhanced-path="M 0 0 L 21600 0 21600 21600 0 21600 0 0 Z N"/></draw:custom-shape></text:p>
      <text:p text:style-name="P1"/>
      <text:p text:style-name="P1"><draw:custom-shape text:anchor-type="paragraph" draw:z-index="15" draw:style-name="gr1" svg:width="1.5157in" svg:height="0.4807in" svg:x="2.3209in" svg:y="0.1in"><text:p text:style-name="P53">modusCIQ</text:p><draw:enhanced-geometry svg:viewBox="0 0 21600 21600" draw:type="rectangle" draw:enhanced-path="M 0 0 L 21600 0 21600 21600 0 21600 0 0 Z N"/></draw:custom-shape></text:p>
      <text:p text:style-name="P1"><draw:custom-shape text:anchor-type="paragraph" draw:z-index="11" draw:style-name="gr6" draw:text-style-name="P54" svg:width="1.3449in" svg:height="0.4016in" svg:x="0.4335in" svg:y="0.0244in"><text:p text:style-name="P53"><text:span text:style-name="T48">Dsensor</text:span></text:p><draw:enhanced-geometry svg:viewBox="0 0 21600 21600" draw:type="rectangle" draw:enhanced-path="M 0 0 L 21600 0 21600 21600 0 21600 0 0 Z N"/></draw:custom-shape><draw:custom-shape text:anchor-type="paragraph" draw:z-index="20" draw:style-name="gr8" draw:text-style-name="P54" svg:width="2.3134in" svg:height="0.3921in" svg:x="4.2492in" svg:y="0.0598in"><text:p text:style-name="P53"><text:span text:style-name="T48">Zero Knowledge SNARKs</text:span></text:p><draw:enhanced-geometry svg:viewBox="0 0 21600 21600" draw:type="rectangle" draw:enhanced-path="M 0 0 L 21600 0 21600 21600 0 21600 0 0 Z N"/></draw:custom-shape></text:p>
      <text:p text:style-name="P1"/>
      <text:p text:style-name="P1"><draw:custom-shape text:anchor-type="paragraph" draw:z-index="19" draw:style-name="gr8" draw:text-style-name="P53" svg:width="1.963in" svg:height="0.3913in" svg:x="4.4173in" svg:y="0.1839in"><text:p text:style-name="P53">Proof of Stake</text:p><draw:enhanced-geometry svg:viewBox="0 0 21600 21600" draw:type="rectangle" draw:enhanced-path="M 0 0 L 21600 0 21600 21600 0 21600 0 0 Z N"/></draw:custom-shape></text:p>
      <text:p text:style-name="P1"><draw:custom-shape text:anchor-type="paragraph" draw:z-index="13" draw:style-name="gr6" draw:text-style-name="P54" svg:width="1.3449in" svg:height="0.4016in" svg:x="0.4437in" svg:y="0.011in"><text:p text:style-name="P53"><text:span text:style-name="T48">Dprinter</text:span></text:p><draw:enhanced-geometry svg:viewBox="0 0 21600 21600" draw:type="rectangle" draw:enhanced-path="M 0 0 L 21600 0 21600 21600 0 21600 0 0 Z N"/></draw:custom-shape></text:p>
      <text:p text:style-name="P1"/>
      <text:p text:style-name="P1"/>
      <text:p text:style-name="P1"/>
      <text:p text:style-name="P11">1 Introduction</text:p>
      <text:p text:style-name="P22">The complexity of the Worlds problems are growing, be it in understanding Life, the Universe or our Environment. <text:s/>For example, sensor data will allow the measurement of the environment like never before and with the Modus protocol anyone at any time or location can start <text:span text:style-name="T46">collaborating</text:span> sensors or computational models to solve the challenges we have before us.</text:p>
      <text:p text:style-name="P11"/>
      <text:p text:style-name="P2"><text:span text:style-name="T16">1.1 </text:span><text:span text:style-name="T14">Emotional pull</text:span></text:p>
      <text:p text:style-name="P2">Science is <text:span text:style-name="T17">the </text:span>foundation of technology and a<text:span text:style-name="T17">t the</text:span> heart of human <text:span text:style-name="T4">civilization</text:span> advancement. <text:s/>Combine <text:span text:style-name="T4">scientific</text:span> <text:span text:style-name="T4">endeavor</text:span> with blockchain <text:span text:style-name="T17">methodology</text:span> and <text:span text:style-name="T17">this gives the potential to accelerate</text:span> science research discover<text:span text:style-name="T17">y, collaboration</text:span> and thus evolution of <text:span text:style-name="T17">the</text:span> human species.</text:p>
      <text:p text:style-name="P2"/>
      <text:p text:style-name="P2"><text:span text:style-name="T18">The b</text:span>ig problems of our time; environment of planet earth and our <text:span text:style-name="T13">survival</text:span> on it; The conscious human control over life, cure aging <text:span text:style-name="T22">or DNA modification;</text:span> and finally understand<text:span text:style-name="T18">ing</text:span> the cosmos at large. <text:span text:style-name="T17">Today, these complex problems are being addressed by very few humans. <text:s/>Humans centralized around government projects or scientific research labs of private corporations or non-profits. <text:s/>Computation power and software code being run on centralized computer infrastructure. <text:s/>The value of such research broadcast out. <text:s/>The Modus protocol would be open to all, contributing sensor data, computation power and software code (research) and then the value is personalized first and then aggregated across the </text:span><text:soft-page-break/><text:span text:style-name="T17">network to give the worldwide view.</text:span></text:p>
      <text:p text:style-name="P2"/>
      <text:p text:style-name="P3"><text:span text:style-name="T25">1.2 </text:span>Authority</text:p>
      <text:p text:style-name="P2"><text:span text:style-name="T5">Scientific</text:span> method <text:span text:style-name="T5">recognized</text:span> across the planet. <text:s/>Putting it on a blockchain and liberating <text:span text:style-name="T23">it </text:span>to all is yet to be fully communicated or understood.</text:p>
      <text:p text:style-name="P2"/>
      <text:p text:style-name="P3"><text:span text:style-name="T25">1.3 </text:span>Technical</text:p>
      <text:p text:style-name="P2">The technology now exists, networks, <text:span text:style-name="T3">computation</text:span> and mathematical trust mechanisms to propel the <text:span text:style-name="T3">scientific method and human collaboration</text:span> forward, faster, better etc.</text:p>
      <text:p text:style-name="P2"/>
      <text:p text:style-name="P13">- Environment</text:p>
      <text:p text:style-name="P13"><text:tab/><text:span text:style-name="T19">climate change: carbon dioxide, pollution(smog), </text:span></text:p>
      <text:p text:style-name="P13"/>
      <text:p text:style-name="P13">- Life</text:p>
      <text:p text:style-name="P13"><text:tab/><text:span text:style-name="T19">cure aging, understand consciousness</text:span></text:p>
      <text:p text:style-name="P13"/>
      <text:p text:style-name="P13">- Universe (cosmos at large)</text:p>
      <text:p text:style-name="P13"><text:tab/><text:span text:style-name="T19">laws governing creation and unfolding of a universe</text:span></text:p>
      <text:p text:style-name="P13"/>
      <text:p text:style-name="P13"/>
      <text:p text:style-name="P16"/>
      <text:p text:style-name="P6"><text:span text:style-name="T27">2 </text:span>Information</text:p>
      <text:p text:style-name="P18">Science is showing that information is weaved in to the fabric of everything <text:span text:style-name="T27">in the Universe</text:span>.</text:p>
      <text:p text:style-name="P18"/>
      <text:p text:style-name="P4"><text:span text:style-name="T27">3 </text:span>Science</text:p>
      <text:p text:style-name="P14">Science is the human construct to <text:span text:style-name="T26">gain understanding that addresses the complexity of the problems.</text:span></text:p>
      <text:p text:style-name="P14"/>
      <text:p text:style-name="P4"><text:span text:style-name="T25">4 </text:span>Sensor<text:span text:style-name="T6">s</text:span></text:p>
      <text:p text:style-name="P19">Range from electronics to human and those of other life <text:span text:style-name="T24">forms</text:span>.</text:p>
      <text:p text:style-name="P15"/>
      <text:p text:style-name="P5"><text:span text:style-name="T25">5 </text:span>Computation</text:p>
      <text:p text:style-name="P19">Combing existing information to produce new <text:span text:style-name="T41">through the use of computers</text:span>.</text:p>
      <text:p text:style-name="P17"/>
      <text:p text:style-name="P7"><text:span text:style-name="T25">6 </text:span>3D Print (products)</text:p>
      <text:p text:style-name="P23">The universal way of creating material objects.</text:p>
      <text:p text:style-name="P14"/>
      <text:p text:style-name="P14"/>
      <text:p text:style-name="P8"><text:span text:style-name="T25">7 </text:span>Dapps (VM)</text:p>
      <text:p text:style-name="P28">A second major push to decentralize the Internet protocol is underway. <text:s/>A Dapps communication and computation infrastructure using blockchain methodologies to render trust in the logic of mathematics. <text:s/><text:span text:style-name="T28">The Dapps environment is where network participants can contribute their own data and science research in the form of computer code to the network, collaborating Peer to Peer.</text:span></text:p>
      <text:p text:style-name="P29"/>
      <text:p text:style-name="P24">The key components of the Dapps are:</text:p>
      <text:p text:style-name="P24"/>
      <text:p text:style-name="P34">7.1 VM (virtual machine ptop)</text:p>
      <text:p text:style-name="P41">The communication and messaging system and rule<text:span text:style-name="T30">s for</text:span> shared computation <text:span text:style-name="T30">peer to peer</text:span>.</text:p>
      <text:p text:style-name="P33"/>
      <text:p text:style-name="P44"><text:span text:style-name="T25">7.2 </text:span>Smart contracts</text:p>
      <text:p text:style-name="P40"><text:soft-page-break/>Contract terms and condition written in computer logic.</text:p>
      <text:p text:style-name="P35"/>
      <text:p text:style-name="P45">7.<text:span text:style-name="T29">3</text:span> Dstorage</text:p>
      <text:p text:style-name="P36">The utility <text:span text:style-name="T13">capability</text:span> of having the data reliably <text:span text:style-name="T13">available</text:span> and <text:span text:style-name="T13">privacy</text:span> control<text:span text:style-name="T42">led by </text:span>any peer.</text:p>
      <text:p text:style-name="P35"/>
      <text:p text:style-name="P44"><text:span text:style-name="T25">7.4 </text:span>Dsensor</text:p>
      <text:p text:style-name="P35">Utility library to allow all sensors to interact with Dapps</text:p>
      <text:p text:style-name="P35"/>
      <text:p text:style-name="P44"><text:span text:style-name="T25">7.5 </text:span>Dprinter</text:p>
      <text:p text:style-name="P35">Utility library to allow any printing of material object in the universe.</text:p>
      <text:p text:style-name="P32"/>
      <text:p text:style-name="P51"/>
      <text:p text:style-name="P12"><text:span text:style-name="T25">8 </text:span>Mapping</text:p>
      <text:p text:style-name="P30"><text:span text:style-name="T31">The connecting glue between data, peers on the network and information across the universe </text:span><text:span text:style-name="T33">is called mapping – </text:span><text:span text:style-name="T34">the currency of </text:span><text:span text:style-name="T35">collaboration </text:span><text:span text:style-name="T36">and sensemaking</text:span><text:span text:style-name="T35">.</text:span><text:span text:style-name="T31"> <text:s/></text:span><text:span text:style-name="T32">In a </text:span><text:span text:style-name="T37">Modus</text:span><text:span text:style-name="T32"> blockchain miners are called Mappers. <text:s/>The purpose of the network is to “map out' the environment, life and the Universe at large. <text:s/>Each peer in the network has the right to participate in mapping activities, whether that be </text:span><text:span text:style-name="T33">s</text:span><text:span text:style-name="T32">ensor data recording, computation or 3D printing. <text:s/>Mapping activities will be 'rewarded' by a value or voting outcome granted by each individual peer on the network. <text:s/>The proof of data mechanism on the blockchain preventing the gaming of </text:span><text:span text:style-name="T33">mapping</text:span><text:span text:style-name="T32">. </text:span></text:p>
      <text:p text:style-name="P26"/>
      <text:p text:style-name="P11">8.1 Value of Science</text:p>
      <text:p text:style-name="P31">Two forms on science value needs to be mapped out. <text:s/>Existing knowledge in the form of information and <text:span text:style-name="T43">scientific</text:span> <text:span text:style-name="T43">hypothesis</text:span> set out in information. <text:s/>A <text:span text:style-name="T43">mechanism</text:span> to map both types will be required.</text:p>
      <text:p text:style-name="P26"/>
      <text:p text:style-name="P9"><text:span text:style-name="T25">8.2 </text:span>Research signal</text:p>
      <text:p text:style-name="P26">This will replace <text:span text:style-name="T20">pri</text:span>ce (as in monetary) signal as the governing number for <text:span text:style-name="T20">the network</text:span> to <text:span text:style-name="T38">guide its </text:span><text:s/>collaborat<text:span text:style-name="T38">ion activities. <text:s/>For example, this will give sensor makers the insight on where to innovate for greater granularity of measurement or highlight areas not being measured, or on the computation side, focus energies on the urgency of problems needing solved or an indication to the entire network of the complexity of a problem etc.</text:span></text:p>
      <text:p text:style-name="P26"/>
      <text:p text:style-name="P9"><text:span text:style-name="T25">8.3 </text:span>modusCoin</text:p>
      <text:p text:style-name="P43">This will be a <text:span text:style-name="T47">Attaction curre</text:span>ncy. <text:s/>Crytpocurriencies reward that act of mining, <text:span text:style-name="T47">Attaction</text:span> reward<text:span text:style-name="T47">s</text:span> the act of mapping. <text:s/>An <text:span text:style-name="T47">Attraction currency</text:span> differs from all monetary (fiat or crypto) currencies in that 'pricing' is context specific and the underpinning information in that context is actionable i.e. can be used directly in any computation.</text:p>
      <text:p text:style-name="P32"/>
      <text:p text:style-name="P32"/>
      <text:p text:style-name="P33"><text:span text:style-name="T25">9 </text:span>Blockchain <text:span text:style-name="T25">(Personal)</text:span></text:p>
      <text:p text:style-name="P35">The primary role of the blockchain is to facilitate trust <text:span text:style-name="T47">in data </text:span>and <text:span text:style-name="T47">to reach proof of data status across the network of peers</text:span>. <text:s/><text:span text:style-name="T47">Where proof of data means the data, computation and network has adhered to the protocol specification.</text:span></text:p>
      <text:p text:style-name="P35"/>
      <text:p text:style-name="P45">9.1 Blockchain</text:p>
      <text:p text:style-name="P47"/>
      <text:p text:style-name="P45">9.1.1 <text:span text:style-name="T10">Sidechains/</text:span><text:span text:style-name="T12">Smart Contracts</text:span></text:p>
      <text:p text:style-name="P39"><text:span text:style-name="T8">This </text:span><text:span text:style-name="T11">proposed</text:span><text:span text:style-name="T8"> as the next evolution of the blockchain technology. <text:s/>This allows m</text:span><text:span text:style-name="T7">ore advance</text:span><text:span text:style-name="T8">d</text:span><text:span text:style-name="T7"> scripting</text:span><text:span text:style-name="T8"> in contracts</text:span><text:span text:style-name="T7"> i.e. </text:span><text:span text:style-name="T8">computer</text:span><text:span text:style-name="T7"> code written rules to </text:span><text:span text:style-name="T8">describe</text:span><text:span text:style-name="T7"> the 'law' of the term</text:span><text:span text:style-name="T9">s</text:span><text:span text:style-name="T7"> of a contract.</text:span></text:p>
      <text:p text:style-name="P37"><text:soft-page-break/></text:p>
      <text:p text:style-name="P46">9.2 Personal Blockchain</text:p>
      <text:p text:style-name="P48">An <text:span text:style-name="T40">autonomous</text:span> way for a peer to collect, manage and <text:span text:style-name="T40">compute</text:span> their data <text:span text:style-name="T40">to a degree of privacy they choose</text:span>.</text:p>
      <text:p text:style-name="P38"/>
      <text:p text:style-name="P45">9.<text:span text:style-name="T39">3</text:span> Proof of Data</text:p>
      <text:p text:style-name="P49">The governing mathematical techniques and <text:span text:style-name="T40">methodologies</text:span> applied to provide trust in data and computation. <text:s/>This give<text:span text:style-name="T40">s</text:span> the ability for all data to be known to be <text:span text:style-name="T40">verifiable</text:span> captured f<text:span text:style-name="T40">rom</text:span> a sensor at some point in time and space and <text:span text:style-name="T40">allow for </text:span>unlimited sharing of the data across the network.</text:p>
      <text:p text:style-name="P47"/>
      <text:p text:style-name="P45">9.<text:span text:style-name="T39">4</text:span> Zero Knowledge Proofs / SNARKs</text:p>
      <text:p text:style-name="P50">A profound set of <text:span text:style-name="T44">mathematical</text:span> <text:span text:style-name="T44">theorems</text:span> that provide a set of <text:span text:style-name="T44">properties</text:span> when operated on a computer.</text:p>
      <text:p text:style-name="P47"/>
      <text:p text:style-name="P45">9.<text:span text:style-name="T39">5</text:span> Proof of Stake</text:p>
      <text:p text:style-name="P42">The creation of infrastructure properties e.g. prime numbers to support the growth of the network.</text:p>
      <text:p text:style-name="P24"/>
      <text:p text:style-name="P25"/>
      <text:p text:style-name="P10"><text:span text:style-name="T25">10 </text:span>DAO</text:p>
      <text:p text:style-name="P21">The <text:span text:style-name="T45">Governorship</text:span> for the building of the code to make the Modus Protocol operational.</text:p>
      <text:p text:style-name="P20"/>
      <text:p text:style-name="P27"/>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0:26:22.613316491</meta:creation-date>
    <meta:generator>LibreOffice/4.2.7.2$Linux_X86_64 LibreOffice_project/420m0$Build-2</meta:generator>
    <dc:date>2015-02-12T12:09:24.310050362</dc:date>
    <meta:editing-duration>P1DT18H11M11S</meta:editing-duration>
    <meta:editing-cycles>122</meta:editing-cycles>
    <meta:document-statistic meta:table-count="0" meta:image-count="0" meta:object-count="0" meta:page-count="4" meta:paragraph-count="62" meta:word-count="996" meta:character-count="6298" meta:non-whitespace-character-count="5334"/>
  </office:meta>
</office:document-meta>
</file>